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59921" officeooo:paragraph-rsid="00059921"/>
    </style:style>
    <style:style style:name="P2" style:family="paragraph" style:parent-style-name="Text_20_body">
      <style:text-properties officeooo:rsid="00083378" officeooo:paragraph-rsid="00083378"/>
    </style:style>
    <style:style style:name="P3" style:family="paragraph" style:parent-style-name="Text_20_body">
      <style:text-properties officeooo:rsid="0008c7b6" officeooo:paragraph-rsid="0008c7b6"/>
    </style:style>
    <style:style style:name="P4" style:family="paragraph" style:parent-style-name="Heading_20_1">
      <style:text-properties officeooo:rsid="00059921" officeooo:paragraph-rsid="00059921"/>
    </style:style>
    <style:style style:name="P5" style:family="paragraph" style:parent-style-name="Heading_20_1">
      <style:text-properties officeooo:rsid="0008c7b6" officeooo:paragraph-rsid="0008c7b6"/>
    </style:style>
    <style:style style:name="T1" style:family="text">
      <style:text-properties officeooo:rsid="0009e4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vantages</text:h>
      <text:p text:style-name="P1">Inodorant (interdit aux orcs)</text:p>
      <text:p text:style-name="P1">Chronométrie instinctive</text:p>
      <text:p text:style-name="P1">Apprend vite</text:p>
      <text:p text:style-name="P1">Sang froid</text:p>
      <text:p text:style-name="P1">Sommeil légér (vampire)</text:p>
      <text:p text:style-name="P1">Connaissance de l'ennemi</text:p>
      <text:p text:style-name="P1">Air innofensif (fées)</text:p>
      <text:p text:style-name="P1">Aïeul amical</text:p>
      <text:p text:style-name="P1">Buveur émérite</text:p>
      <text:p text:style-name="P1">Chanceux</text:p>
      <text:p text:style-name="P1">Touche-à-tout</text:p>
      <text:p text:style-name="P1">Hyperlaxe</text:p>
      <text:p text:style-name="P1">Membre surnuméraire</text:p>
      <text:p text:style-name="P1">Organes vitaux dédoublés</text:p>
      <text:p text:style-name="P1">Respiration aquatique</text:p>
      <text:p text:style-name="P1">Marchandeur</text:p>
      <text:p text:style-name="P1">Souffle de vie (vampire)</text:p>
      <text:p text:style-name="P1">Taille gigantesque (sauf fée)</text:p>
      <text:p text:style-name="P1">Taille normale (fée)</text:p>
      <text:p text:style-name="P1">Visage amicale</text:p>
      <text:p text:style-name="P1"/>
      <text:p text:style-name="P1"/>
      <text:h text:style-name="P4" text:outline-level="1">Désavantage</text:h>
      <text:p text:style-name="P1">Dépendant</text:p>
      <text:p text:style-name="P1">Apparence enfantine</text:p>
      <text:p text:style-name="P1">Tic</text:p>
      <text:p text:style-name="P1">Vulnérable à l'argent (tous)</text:p>
      <text:p text:style-name="P1">Yeux incandescents</text:p>
      <text:p text:style-name="P1">Sens perdu</text:p>
      <text:p text:style-name="P1">Carnivore</text:p>
      <text:p text:style-name="P1">Sommeil lourd (vampire)</text:p>
      <text:p text:style-name="P1">Curiosité irrepréssible</text:p>
      <text:p text:style-name="P1">Défaut d'élocution</text:p>
      <text:p text:style-name="P1">Impatient</text:p>
      <text:p text:style-name="P1"><text:soft-page-break/>Phobie</text:p>
      <text:p text:style-name="P1">Victime taboue (vampire?)</text:p>
      <text:p text:style-name="P1">Victime ciblée (vampire?)</text:p>
      <text:p text:style-name="P1">Dérangement (psychique)</text:p>
      <text:p text:style-name="P1">Cliché vivant</text:p>
      <text:p text:style-name="P1">Timidité maladive</text:p>
      <text:p text:style-name="P1">Vindicatif</text:p>
      <text:p text:style-name="P1">Détéstation de ...</text:p>
      <text:p text:style-name="P1">Tête en l'air</text:p>
      <text:p text:style-name="P1">Dépressif</text:p>
      <text:p text:style-name="P1">Aura maléfique</text:p>
      <text:p text:style-name="P1">Théatral</text:p>
      <text:p text:style-name="P1">Contact glacé / Vent froid / tintement irritant / ...</text:p>
      <text:p text:style-name="P1">Hanté (indiens)</text:p>
      <text:p text:style-name="P1">Lour<text:span text:style-name="T1">d</text:span> passé / Rattrapé par son ancienne vie</text:p>
      <text:p text:style-name="P1">Voix intérieur de ton ancien toi</text:p>
      <text:p text:style-name="P1">Mauvais buveur</text:p>
      <text:p text:style-name="P1">Joueur compulsif</text:p>
      <text:p text:style-name="P1">Roulette russe (joue tout à pile ou face)</text:p>
      <text:p text:style-name="P1">Amnésique</text:p>
      <text:p text:style-name="P1">Amour perdu</text:p>
      <text:p text:style-name="P1">Couard</text:p>
      <text:p text:style-name="P1">Deuxième tête (et elle n'est jamais d'accord avec toi)</text:p>
      <text:p text:style-name="P2">Défiguré</text:p>
      <text:p text:style-name="P2"/>
      <text:p text:style-name="P2"/>
      <text:h text:style-name="P5" text:outline-level="1">Double tranchant</text:h>
      <text:p text:style-name="P3">Code d'honneur</text:p>
      <text:p text:style-name="P3">Berzerk</text:p>
      <text:p text:style-name="P3">Amour véritable</text:p>
      <text:p text:style-name="P3">Esprit de meute</text:p>
      <text:p text:style-name="P3">Empathe</text:p>
      <text:p text:style-name="P3">Sexy</text:p>
      <text:p text:style-name="P3">Wanted</text:p>
      <text:p text:style-name="P3">Resistance à la doul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51S</meta:editing-duration>
    <meta:editing-cycles>7</meta:editing-cycles>
    <meta:generator>LibreOffice/5.3.6.1$Windows_x86 LibreOffice_project/686f202eff87ef707079aeb7f485847613344eb7</meta:generator>
    <dc:date>2020-09-01T14:30:43.050000000</dc:date>
    <meta:document-statistic meta:table-count="0" meta:image-count="0" meta:object-count="0" meta:page-count="2" meta:paragraph-count="66" meta:word-count="163" meta:character-count="1140" meta:non-whitespace-character-count="1043"/>
    <meta:user-defined meta:name="Info 1"/>
    <meta:user-defined meta:name="Info 2"/>
    <meta:user-defined meta:name="Info 3"/>
    <meta:user-defined meta:name="Info 4"/>
  </office:meta>
</office:document-meta>
</file>